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rsid="00000d8b" officeooo:paragraph-rsid="00000d8b"/>
    </style:style>
    <style:style style:name="P2" style:family="paragraph" style:parent-style-name="Standard" style:list-style-name="L1">
      <style:text-properties fo:language="es" fo:country="ES" officeooo:rsid="00000d8b" officeooo:paragraph-rsid="00000d8b"/>
    </style:style>
    <style:style style:name="P3" style:family="paragraph" style:parent-style-name="Standard" style:list-style-name="L2">
      <style:text-properties fo:language="es" fo:country="ES" officeooo:rsid="00000d8b" officeooo:paragraph-rsid="00000d8b"/>
    </style:style>
    <style:style style:name="P4" style:family="paragraph" style:parent-style-name="Standard" style:list-style-name="L3">
      <style:text-properties fo:language="es" fo:country="ES" officeooo:rsid="00000d8b" officeooo:paragraph-rsid="00000d8b"/>
    </style:style>
    <style:style style:name="P5" style:family="paragraph" style:parent-style-name="Standard" style:list-style-name="L1">
      <style:text-properties fo:language="es" fo:country="ES" officeooo:paragraph-rsid="00000d8b"/>
    </style:style>
    <style:style style:name="P6" style:family="paragraph" style:parent-style-name="Standard" style:list-style-name="L3">
      <style:text-properties fo:language="es" fo:country="ES" officeooo:paragraph-rsid="00000d8b"/>
    </style:style>
    <style:style style:name="P7" style:family="paragraph" style:parent-style-name="Standard">
      <style:text-properties fo:language="es" fo:country="ES" officeooo:paragraph-rsid="00000d8b"/>
    </style:style>
    <style:style style:name="P8" style:family="paragraph" style:parent-style-name="Standard" style:list-style-name="L4">
      <style:text-properties fo:language="es" fo:country="ES" officeooo:rsid="00003b12" officeooo:paragraph-rsid="00003b12"/>
    </style:style>
    <style:style style:name="P9" style:family="paragraph" style:parent-style-name="Standard">
      <style:text-properties fo:language="es" fo:country="ES" officeooo:rsid="00003b12" officeooo:paragraph-rsid="00003b12"/>
    </style:style>
    <style:style style:name="P10" style:family="paragraph" style:parent-style-name="Standard">
      <style:text-properties fo:language="es" fo:country="ES" officeooo:rsid="00019d5c" officeooo:paragraph-rsid="00019d5c"/>
    </style:style>
    <style:style style:name="P11" style:family="paragraph" style:parent-style-name="Standard">
      <style:text-properties fo:language="es" fo:country="ES" officeooo:rsid="0002a1e3" officeooo:paragraph-rsid="0002a1e3"/>
    </style:style>
    <style:style style:name="P12" style:family="paragraph" style:parent-style-name="Standard">
      <style:text-properties fo:language="es" fo:country="ES" officeooo:rsid="0002ed28" officeooo:paragraph-rsid="0002ed28"/>
    </style:style>
    <style:style style:name="P13" style:family="paragraph" style:parent-style-name="Standard">
      <style:text-properties officeooo:paragraph-rsid="0003bd23"/>
    </style:style>
    <style:style style:name="P14" style:family="paragraph" style:parent-style-name="Standard">
      <style:text-properties officeooo:rsid="0003bd23" officeooo:paragraph-rsid="0003bd23"/>
    </style:style>
    <style:style style:name="P15" style:family="paragraph" style:parent-style-name="Standard">
      <style:text-properties officeooo:rsid="0003d20f" officeooo:paragraph-rsid="0003d20f"/>
    </style:style>
    <style:style style:name="T1" style:family="text">
      <style:text-properties officeooo:rsid="00000d8b"/>
    </style:style>
    <style:style style:name="T2" style:family="text">
      <style:text-properties fo:language="es" fo:country="ES"/>
    </style:style>
    <style:style style:name="T3" style:family="text">
      <style:text-properties fo:language="es" fo:country="ES" officeooo:rsid="0003bd23"/>
    </style:style>
    <style:style style:name="T4" style:family="text">
      <style:text-properties fo:language="es" fo:country="ES" officeooo:rsid="00051ec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untero: variable que apunta a una direc en memo</text:p>
      <text:list xml:id="list2319438099" text:style-name="L1">
        <text:list-item>
          <text:p text:style-name="P5"><text:span text:style-name="T1">Valor por defecto: nil</text:span></text:p>
        </text:list-item>
        <text:list-item>
          <text:p text:style-name="P2">Operadores:</text:p>
          <text:list>
            <text:list-item>
              <text:p text:style-name="P2">&amp;</text:p>
            </text:list-item>
            <text:list-item>
              <text:p text:style-name="P2">*</text:p>
            </text:list-item>
          </text:list>
        </text:list-item>
      </text:list>
      <text:p text:style-name="P1">Funciones:</text:p>
      <text:list xml:id="list1047033427" text:style-name="L2">
        <text:list-item>
          <text:p text:style-name="P3">Se pueden retornar varios parametros a la vez</text:p>
        </text:list-item>
        <text:list-item>
          <text:p text:style-name="P3">Variadicas: tienen numero variable de argumento</text:p>
        </text:list-item>
        <text:list-item>
          <text:p text:style-name="P3">Elipsis: operador que permite desempaquetar un slice</text:p>
        </text:list-item>
        <text:list-item>
          <text:p text:style-name="P3">Closures</text:p>
        </text:list-item>
      </text:list>
      <text:p text:style-name="P1">Estructuras:</text:p>
      <text:list xml:id="list3919920572" text:style-name="L3">
        <text:list-item>
          <text:p text:style-name="P4">Colecciones de campos</text:p>
        </text:list-item>
        <text:list-item>
          <text:p text:style-name="P4">Forma de modelar cosas, para pasarlas a código</text:p>
        </text:list-item>
        <text:list-item>
          <text:p text:style-name="P4">Puede tener métodos y atributos</text:p>
        </text:list-item>
        <text:list-item>
          <text:p text:style-name="P4">Se pueden embeber</text:p>
        </text:list-item>
        <text:list-item>
          <text:p text:style-name="P4">Existe una “herencia”, donde una struct absorve datos de otra</text:p>
        </text:list-item>
        <text:list-item>
          <text:p text:style-name="P4">Promoted fields:</text:p>
        </text:list-item>
        <text:list-item>
          <text:p text:style-name="P4">Métodos: funciones vinculadas a una estructura</text:p>
        </text:list-item>
        <text:list-item>
          <text:p text:style-name="P6"><text:span text:style-name="T1">Receivers se suelen usar con punteros REPASAR</text:span></text:p>
        </text:list-item>
      </text:list>
      <text:p text:style-name="P7"/>
      <text:p text:style-name="P1">Parametro real: el que se pone al llamar a la func</text:p>
      <text:p text:style-name="P1">Parametro formal: El que ve desde dentro la funcion</text:p>
      <text:p text:style-name="P1"/>
      <text:p text:style-name="P1">Por mas que se pase por valor un slice, lo recibe por referencia.</text:p>
      <text:p text:style-name="P1"/>
      <text:p text:style-name="P1">CLASE 6</text:p>
      <text:p text:style-name="P1"/>
      <text:p text:style-name="P1">Interfaz: Algo que tienen en común dos sistemas, para que se puedan comunicar entre sí</text:p>
      <text:p text:style-name="P1"/>
      <text:p text:style-name="P1">Interface: tipo de dato definido como un conjunto de formas de métodos, usado para realizar abstracciones.</text:p>
      <text:list xml:id="list4289565362" text:style-name="L4">
        <text:list-item>
          <text:p text:style-name="P8">Para que el que usa la interfaz, no le interesa cómo esta funciona, solamente le interesa cómo usarla. Este se “abstrae” de lo que hace internamente la interfaz.</text:p>
        </text:list-item>
        <text:list-item>
          <text:p text:style-name="P8">Al que usa la interfaz, solo le interesa saber qué entrada dar, y qué salida recibirá.</text:p>
        </text:list-item>
      </text:list>
      <text:p text:style-name="P9">Firma de la función: lo que se pone de salida, lo que sería el prototipo en c++</text:p>
      <text:p text:style-name="P10">La interface dice que hacer, pero no como hacerlo. De esto ultimo se encarga la estructura que lo implemente.</text:p>
      <text:p text:style-name="P10">A las interfaces tambien se le dice “contrato”</text:p>
      <text:p text:style-name="P10">Una misma estructura puede “cumplir” (implementar) varias interfaces</text:p>
      <text:p text:style-name="P10">Interfaces y estructuras son cosas independientes.</text:p>
      <text:p text:style-name="P10">Duck typing</text:p>
      <text:p text:style-name="P11">Las interfaces ayudan a que el código sea más flexible y escalable, teniendo menos código repetido.</text:p>
      <text:p text:style-name="P11"/>
      <text:p text:style-name="P12">Fmt.Print implementa una interfaz vacía, ya que puede recibir cualquier tipo de dato.</text:p>
      <text:p text:style-name="P12">Una interfaz puede “absorber” otra interfaz. </text:p>
      <text:p text:style-name="P12">Implementar es el “cómo”</text:p>
      <text:p text:style-name="P12"/>
      <text:p text:style-name="P12">3 Errores</text:p>
      <text:p text:style-name="P12"/>
      <text:p text:style-name="P12">Manera en que los programas avisan que algo no salió como debía</text:p>
      <text:p text:style-name="P12">Son retornados por funciones y métodos para contemplar casos imprevistos</text:p>
      <text:p text:style-name="P12">Ejemplo: Se hace una peticion y no se obtiene respuesta</text:p>
      <text:p text:style-name="P13"><text:soft-page-break/><text:span text:style-name="T3">En Go, se comunican a través de un valor de retorno explícito e independiente.</text:span></text:p>
      <text:p text:style-name="P14"><text:span text:style-name="T3">U</text:span><text:span text:style-name="T2">n error es un tipo de dato común y corriente</text:span></text:p>
      <text:p text:style-name="P14"><text:span text:style-name="T2">Un error se puede retornar de una funcion como un tipo de dato cualquiera</text:span></text:p>
      <text:p text:style-name="P14"><text:span text:style-name="T2">Si una función puede llegar a devolver un error, lo ideal es devolverlo igual, el cual estará vació si no hubieron problemas</text:span></text:p>
      <text:p text:style-name="P14"><text:span text:style-name="T2">Los errores son una interfaz. </text:span></text:p>
      <text:p text:style-name="P15"><text:span text:style-name="T2">Por convención, los errores se devuelven como último parámetro de la función</text:span></text:p>
      <text:p text:style-name="P15"><text:span text:style-name="T2">Sentinela: Tipo específico de error. </text:span><text:span text:style-name="T4">Ayudan a tener un manejo de errores más potente y específic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1T19:07:37.211698996</meta:creation-date>
    <dc:date>2022-05-11T20:34:29.897004672</dc:date>
    <meta:editing-duration>PT5M42S</meta:editing-duration>
    <meta:editing-cycles>1</meta:editing-cycles>
    <meta:document-statistic meta:table-count="0" meta:image-count="0" meta:object-count="0" meta:page-count="2" meta:paragraph-count="48" meta:word-count="438" meta:character-count="2509" meta:non-whitespace-character-count="2135"/>
    <meta:generator>LibreOffice/6.4.7.2$Linux_X86_64 LibreOffice_project/40$Build-2</meta:generator>
  </office:meta>
</office:document-meta>
</file>